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  <style:text-properties style:font-name="Ubuntu" fo:font-size="14pt" officeooo:rsid="0001b93b" officeooo:paragraph-rsid="0001b93b" style:font-size-asian="12.25pt" style:font-size-complex="14pt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Ubuntu" fo:font-size="14pt" officeooo:rsid="0001b93b" officeooo:paragraph-rsid="0002b92b" style:font-size-asian="12.25pt" style:font-size-complex="14pt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Ubuntu" fo:font-size="14pt" officeooo:rsid="0002b92b" officeooo:paragraph-rsid="0002b92b" style:font-size-asian="12.25pt" style:font-size-complex="14pt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Ubuntu" fo:font-size="14pt" officeooo:rsid="000666e3" officeooo:paragraph-rsid="0012ab86" style:font-size-asian="12.25pt" style:font-size-complex="14pt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Ubuntu" fo:font-size="14pt" officeooo:rsid="00149035" officeooo:paragraph-rsid="00149035" style:font-size-asian="12.25pt" style:font-size-complex="14pt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Ubuntu" fo:font-size="14pt" officeooo:rsid="0007ed38" officeooo:paragraph-rsid="0007ed38" style:font-size-asian="12.25pt" style:font-size-complex="14pt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Ubuntu" fo:font-size="14pt" officeooo:rsid="00083440" officeooo:paragraph-rsid="00083440" style:font-size-asian="12.25pt" style:font-size-complex="14pt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Ubuntu" fo:font-size="14pt" officeooo:rsid="000a2a53" officeooo:paragraph-rsid="000a2a53" style:font-size-asian="12.25pt" style:font-size-complex="14pt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Ubuntu" fo:font-size="14pt" officeooo:rsid="000a2a53" officeooo:paragraph-rsid="000ba38c" style:font-size-asian="12.25pt" style:font-size-complex="14pt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Ubuntu" fo:font-size="14pt" officeooo:rsid="000f115c" officeooo:paragraph-rsid="000f115c" style:font-size-asian="12.25pt" style:font-size-complex="14pt"/>
    </style:style>
    <style:style style:name="P11" style:family="paragraph" style:parent-style-name="Text_20_body">
      <style:paragraph-properties fo:margin-left="0cm" fo:margin-right="0cm" fo:line-height="150%" fo:text-align="start" style:justify-single-word="false" fo:text-indent="0cm" style:auto-text-indent="false"/>
      <style:text-properties style:font-name="Ubuntu" fo:font-size="14pt" officeooo:rsid="000f115c" officeooo:paragraph-rsid="000f115c" style:font-size-asian="12.25pt" style:font-size-complex="14pt"/>
    </style:style>
    <style:style style:name="P12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0fa723" style:font-size-asian="12.25pt" style:font-size-complex="14pt"/>
    </style:style>
    <style:style style:name="P13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1a5091" style:font-size-asian="12.25pt" style:font-size-complex="14pt"/>
    </style:style>
    <style:style style:name="P14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1ee600" style:font-size-asian="12.25pt" style:font-size-complex="14pt"/>
    </style:style>
    <style:style style:name="P15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245498" style:font-size-asian="12.25pt" style:font-size-complex="14pt"/>
    </style:style>
    <style:style style:name="P16" style:family="paragraph" style:parent-style-name="Text_20_body">
      <style:paragraph-properties fo:line-height="150%" fo:text-align="start" style:justify-single-word="false"/>
      <style:text-properties style:font-name="Ubuntu" fo:font-size="14pt" style:font-size-asian="12.25pt" style:font-size-complex="14pt"/>
    </style:style>
    <style:style style:name="P17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1ee600" style:font-size-asian="12.25pt" style:font-size-complex="14pt"/>
    </style:style>
    <style:style style:name="P18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2452ec" style:font-size-asian="12.25pt" style:font-size-complex="14pt"/>
    </style:style>
    <style:style style:name="P19" style:family="paragraph" style:parent-style-name="Text_20_body">
      <style:paragraph-properties fo:line-height="150%" fo:text-align="start" style:justify-single-word="false"/>
      <style:text-properties style:font-name="Ubuntu" fo:font-size="14pt" officeooo:rsid="0013fe11" officeooo:paragraph-rsid="001ee600" style:font-size-asian="12.25pt" style:font-size-complex="14pt"/>
    </style:style>
    <style:style style:name="P20" style:family="paragraph" style:parent-style-name="Text_20_body">
      <style:paragraph-properties fo:line-height="150%" fo:text-align="start" style:justify-single-word="false"/>
      <style:text-properties style:font-name="Ubuntu" fo:font-size="14pt" officeooo:rsid="002649cf" officeooo:paragraph-rsid="002649cf" style:font-size-asian="12.25pt" style:font-size-complex="14pt"/>
    </style:style>
    <style:style style:name="P21" style:family="paragraph" style:parent-style-name="Text_20_body">
      <style:paragraph-properties fo:line-height="150%" fo:text-align="start" style:justify-single-word="false"/>
      <style:text-properties style:font-name="Ubuntu" fo:font-size="14pt" officeooo:rsid="002649cf" officeooo:paragraph-rsid="0029cdcc" style:font-size-asian="12.25pt" style:font-size-complex="14pt"/>
    </style:style>
    <style:style style:name="P22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10f50" officeooo:paragraph-rsid="002452ec" style:font-size-asian="12.25pt" style:font-weight-asian="normal" style:font-size-complex="14pt" style:font-weight-complex="normal"/>
    </style:style>
    <style:style style:name="P23" style:family="paragraph" style:parent-style-name="Heading_20_1">
      <style:paragraph-properties fo:line-height="150%" fo:text-align="center" style:justify-single-word="false"/>
      <style:text-properties officeooo:rsid="0002b92b" officeooo:paragraph-rsid="0002b92b"/>
    </style:style>
    <style:style style:name="T1" style:family="text">
      <style:text-properties officeooo:rsid="0003732c"/>
    </style:style>
    <style:style style:name="T2" style:family="text">
      <style:text-properties officeooo:rsid="000a2a53"/>
    </style:style>
    <style:style style:name="T3" style:family="text">
      <style:text-properties officeooo:rsid="000d824b"/>
    </style:style>
    <style:style style:name="T4" style:family="text">
      <style:text-properties officeooo:rsid="00117325"/>
    </style:style>
    <style:style style:name="T5" style:family="text">
      <style:text-properties officeooo:rsid="00120427"/>
    </style:style>
    <style:style style:name="T6" style:family="text">
      <style:text-properties officeooo:rsid="00189567"/>
    </style:style>
    <style:style style:name="T7" style:family="text">
      <style:text-properties officeooo:rsid="001c1f4b"/>
    </style:style>
    <style:style style:name="T8" style:family="text">
      <style:text-properties officeooo:rsid="001d98f6"/>
    </style:style>
    <style:style style:name="T9" style:family="text">
      <style:text-properties officeooo:rsid="001ee600"/>
    </style:style>
    <style:style style:name="T10" style:family="text">
      <style:text-properties officeooo:rsid="001359f5"/>
    </style:style>
    <style:style style:name="T11" style:family="text">
      <style:text-properties officeooo:rsid="0020b05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0c223" style:font-weight-asian="normal" style:font-weight-complex="normal"/>
    </style:style>
    <style:style style:name="T14" style:family="text">
      <style:text-properties fo:font-weight="normal" officeooo:rsid="00210f50" style:font-weight-asian="normal" style:font-weight-complex="normal"/>
    </style:style>
    <style:style style:name="T15" style:family="text">
      <style:text-properties fo:font-weight="normal" officeooo:rsid="001359f5" style:font-weight-asian="normal" style:font-weight-complex="normal"/>
    </style:style>
    <style:style style:name="T16" style:family="text">
      <style:text-properties fo:font-weight="normal" officeooo:rsid="00189567" style:font-weight-asian="normal" style:font-weight-complex="normal"/>
    </style:style>
    <style:style style:name="T17" style:family="text">
      <style:text-properties fo:font-weight="normal" officeooo:rsid="00245498" style:font-weight-asian="normal" style:font-weight-complex="normal"/>
    </style:style>
    <style:style style:name="T18" style:family="text">
      <style:text-properties fo:font-weight="normal" officeooo:rsid="0027d6f4" style:font-weight-asian="normal" style:font-weight-complex="normal"/>
    </style:style>
    <style:style style:name="T19" style:family="text">
      <style:text-properties fo:font-weight="normal" officeooo:rsid="0029cdcc" style:font-weight-asian="normal" style:font-weight-complex="normal"/>
    </style:style>
    <style:style style:name="T20" style:family="text">
      <style:text-properties fo:font-weight="normal" officeooo:rsid="002b9e96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1">Comandos</text:h>
      <text:p text:style-name="P1">window.alert( <text:s/>) - Faz aparecer um<text:span text:style-name="T1">a janela de</text:span> alerta na pagina</text:p>
      <text:p text:style-name="P2">alert( <text:s/>) - Faz aparecer um<text:span text:style-name="T1">a janela de</text:span> alerta na pagina</text:p>
      <text:p text:style-name="P3">window.confirm( <text:s/>) - Faz aparecer um<text:span text:style-name="T1">a janela</text:span> de confirmação na pagina</text:p>
      <text:p text:style-name="P3">window.prompt( <text:s/>) - <text:span text:style-name="T1">Faz aparecer uma janela</text:span> <text:span text:style-name="T1">de pergunta na pagina</text:span></text:p>
      <text:p text:style-name="P4">typeof - Mostra o tipo primitivo</text:p>
      <text:p text:style-name="P5">var - Variavel</text:p>
      <text:p text:style-name="P6">Number.parseInt( <text:s/>) - Converte para numero inteiro</text:p>
      <text:p text:style-name="P6">Number.parseFloat( <text:s/>) - Converte para numero flutuante</text:p>
      <text:p text:style-name="P7">Number( <text:s/>) - Analisa o numero e <text:span text:style-name="T2">o </text:span>converte para a sua categoria <text:span text:style-name="T2">numerica</text:span></text:p>
      <text:p text:style-name="P8">String( <text:s/>) - Converte para string</text:p>
      <text:p text:style-name="P9">.toString( ) - Converte para string</text:p>
      <text:p text:style-name="P9">.<text:span text:style-name="T3">length - Quantos caracteres a string tem</text:span></text:p>
      <text:p text:style-name="P9">.<text:span text:style-name="T3">toUpperCase( ) - Transforma em letras maiusculas</text:span></text:p>
      <text:p text:style-name="P9">.<text:span text:style-name="T3">toLowerCase( ) - Transforma em letras minusculas</text:span></text:p>
      <text:p text:style-name="P10">document.write( <text:s/>) - Escreve na tela</text:p>
      <text:p text:style-name="P11">.<text:span text:style-name="T4">toFixed( <text:s/>) - Define a quantidade de casas decimais (depois do ponto)</text:span></text:p>
      <text:p text:style-name="P12">.<text:span text:style-name="T4">replace(‘ ‘, ‘ ‘) - Troca uma coisa por outra</text:span></text:p>
      <text:p text:style-name="P13">.<text:span text:style-name="T4">toLocaleString(idioma, { }) - </text:span><text:span text:style-name="T5">Configura como o numero vai ser mostrado</text:span></text:p>
      <text:p text:style-name="P19">.getElementsByTagName(‘ ‘) - Seleciona todas as tags de algum tipo</text:p>
      <text:p text:style-name="P18"><text:span text:style-name="T13">.getElementById( <text:s/>) - Seleciona </text:span><text:span text:style-name="T14">o</text:span><text:span text:style-name="T13"> elemento por ID</text:span></text:p>
      <text:p text:style-name="P18"><text:span text:style-name="T13">.getElementsByName( <text:s/>) - Seleciona todos os elementos que tenham o mesmo </text:span><text:span text:style-name="T14">nome (</text:span><text:span text:style-name="T13">name</text:span><text:span text:style-name="T14">=” <text:s/>“)</text:span></text:p>
      <text:p text:style-name="P22"><text:soft-page-break/>.getElementsByClassName( <text:s/>) - Seleciona todos os elementos que tenham a mesma classe</text:p>
      <text:p text:style-name="P20"><text:span text:style-name="T14">.q</text:span><text:span text:style-name="T12">uerySelector( <text:s/>) - Seleciona o elemento p</text:span><text:span text:style-name="T20">elo</text:span><text:span text:style-name="T18"> </text:span><text:span text:style-name="T12">seletor</text:span></text:p>
      <text:p text:style-name="P21"><text:span text:style-name="T14">.q</text:span><text:span text:style-name="T12">uerySelector</text:span><text:span text:style-name="T19">All</text:span><text:span text:style-name="T12">( <text:s/>) - </text:span><text:span text:style-name="T19">Seleciona todos os elementos que tenham o mesmo seletor</text:span></text:p>
      <text:p text:style-name="P14"><text:span text:style-name="T10">.</text:span><text:span text:style-name="T6">innerText - Seleciona o </text:span><text:span text:style-name="T9">texto</text:span><text:span text:style-name="T6"> que esta inserido em algo</text:span></text:p>
      <text:p text:style-name="P17"><text:span text:style-name="T9">.innerHTML - </text:span><text:span text:style-name="T6">Seleciona o </text:span><text:span text:style-name="T9">texto</text:span><text:span text:style-name="T6"> que esta inserido em algo </text:span><text:span text:style-name="T11">já </text:span><text:span text:style-name="T9">formatado</text:span></text:p>
      <text:p text:style-name="P17">.<text:span text:style-name="T7">style.color = ‘ ‘ - Muda a cor de algum elemento</text:span></text:p>
      <text:p text:style-name="P18">.<text:span text:style-name="T8">style.background = ‘ ‘ - Muda a cor de fundo </text:span><text:span text:style-name="T7">de algum elemento</text:span></text:p>
      <text:p text:style-name="P15"><text:span text:style-name="T15">.</text:span><text:span text:style-name="T16">innerText </text:span><text:span text:style-name="T17">= ‘ <text:s/>‘ - Substitui o conteudo do elemento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05:02:31.021913986</meta:creation-date>
    <dc:date>2022-09-04T10:44:15.880702456</dc:date>
    <meta:editing-duration>PT2H32M36S</meta:editing-duration>
    <meta:editing-cycles>13</meta:editing-cycles>
    <meta:generator>LibreOffice/7.3.5.2$Linux_X86_64 LibreOffice_project/30$Build-2</meta:generator>
    <meta:document-statistic meta:table-count="0" meta:image-count="0" meta:object-count="0" meta:page-count="3" meta:paragraph-count="30" meta:word-count="274" meta:character-count="1621" meta:non-whitespace-character-count="1360"/>
  </office:meta>
</office:document-meta>
</file>